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_PEDID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ÚMERO DE PEDIDO</text:p>
          </table:table-cell>
          <table:table-cell office:value-type="string" table:style-name="ce1">
            <text:p>CÓDIGO ARTÍCULO</text:p>
          </table:table-cell>
          <table:table-cell office:value-type="string" table:style-name="ce1">
            <text:p>UNIDAD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0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0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R0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R2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0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R0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0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0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0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R0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R0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0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R1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R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R1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R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R2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R2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R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R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R2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R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R2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R2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R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R2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R2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R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R2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R2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R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R2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R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R3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R3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R2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R3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R3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R3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R3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R3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R3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named-expressions>
        <table:named-range table:name="PRODUCTOS__PEDIDOS" table:cell-range-address="PRODUCTOS__PEDIDOS.$A$1:PRODUCTOS__PEDIDOS.$C$56" table:base-cell-address="PRODUCTOS__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Sena</meta:initial-creator>
    <dc:creator>Sena</dc:creator>
    <meta:creation-date>2022-07-12T17:05:39Z</meta:creation-date>
    <dc:date>2022-07-12T17:09:09Z</dc:date>
  </office:meta>
</office:document-meta>
</file>